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#r [mm]</text:p>
          </table:table-cell>
          <table:table-cell office:value-type="string">
            <text:p>U [V]</text:p>
          </table:table-cell>
          <table:table-cell office:value-type="string">
            <text:p>dr [mm]</text:p>
          </table:table-cell>
          <table:table-cell office:value-type="string">
            <text:p>dU [V]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.82">
            <text:p>1.82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1.87">
            <text:p>1.87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.67">
            <text:p>1.67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.67">
            <text:p>1.67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.55">
            <text:p>1.55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1.365">
            <text:p>1.365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.165">
            <text:p>1.165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865">
            <text:p>0.865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76">
            <text:p>0.76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68">
            <text:p>0.68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53">
            <text:p>0.53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435">
            <text:p>0.435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0:21:58</meta:creation-date>
    <dc:date>2014-05-08T20:25:26</dc:date>
    <meta:editing-duration>P0D</meta:editing-duration>
    <meta:editing-cycles>1</meta:editing-cycles>
    <meta:document-statistic meta:table-count="3" meta:cell-count="64" meta:object-count="0"/>
    <meta:generator>LibreOffice/3.5$Linux_X86_64 LibreOffice_project/350m1$Build-2</meta:generator>
  </office:meta>
</office:document-meta>
</file>